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Arkusz1" table:style-name="ta1"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Miasto\Rok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Warszawa</text:p>
          </table:table-cell>
          <table:table-cell office:value-type="float" office:value="59000" calcext:value-type="float">
            <text:p>59000</text:p>
          </table:table-cell>
          <table:table-cell table:formula="of:=[.B2]*1.1" office:value-type="float" office:value="64900" calcext:value-type="float">
            <text:p>64900</text:p>
          </table:table-cell>
          <table:table-cell table:formula="of:=[.C2]*1.1" office:value-type="float" office:value="71390" calcext:value-type="float">
            <text:p>71390</text:p>
          </table:table-cell>
          <table:table-cell table:formula="of:=[.D2]*1.1" office:value-type="float" office:value="78529" calcext:value-type="float">
            <text:p>78529</text:p>
          </table:table-cell>
          <table:table-cell table:formula="of:=[.E2]*1.1" office:value-type="float" office:value="86381.9" calcext:value-type="float">
            <text:p>86381,9</text:p>
          </table:table-cell>
          <table:table-cell table:formula="of:=[.F2]*1.1" office:value-type="float" office:value="95020.09" calcext:value-type="float">
            <text:p>95020,09</text:p>
          </table:table-cell>
          <table:table-cell table:formula="of:=[.G2]*1.1" office:value-type="float" office:value="104522.099" calcext:value-type="float">
            <text:p>104522,099</text:p>
          </table:table-cell>
          <table:table-cell table:formula="of:=[.H2]*1.1" office:value-type="float" office:value="114974.3089" calcext:value-type="float">
            <text:p>114974,3089</text:p>
          </table:table-cell>
          <table:table-cell table:formula="of:=[.I2]*1.1" office:value-type="float" office:value="126471.73979" calcext:value-type="float">
            <text:p>126471,73979</text:p>
          </table:table-cell>
          <table:table-cell table:formula="of:=[.J2]*1.1" office:value-type="float" office:value="139118.913769" calcext:value-type="float">
            <text:p>139118,913769</text:p>
          </table:table-cell>
        </table:table-row>
        <table:table-row table:style-name="ro2">
          <table:table-cell office:value-type="string" calcext:value-type="string">
            <text:p>Łódz</text:p>
          </table:table-cell>
          <table:table-cell office:value-type="float" office:value="14000" calcext:value-type="float">
            <text:p>14000</text:p>
          </table:table-cell>
          <table:table-cell table:formula="of:=[.B3]*1.1" office:value-type="float" office:value="15400" calcext:value-type="float">
            <text:p>15400</text:p>
          </table:table-cell>
          <table:table-cell table:formula="of:=[.C3]*1.1" office:value-type="float" office:value="16940" calcext:value-type="float">
            <text:p>16940</text:p>
          </table:table-cell>
          <table:table-cell table:formula="of:=[.D3]*1.1" office:value-type="float" office:value="18634" calcext:value-type="float">
            <text:p>18634</text:p>
          </table:table-cell>
          <table:table-cell table:formula="of:=[.E3]*1.1" office:value-type="float" office:value="20497.4" calcext:value-type="float">
            <text:p>20497,4</text:p>
          </table:table-cell>
          <table:table-cell table:formula="of:=[.F3]*1.1" office:value-type="float" office:value="22547.14" calcext:value-type="float">
            <text:p>22547,14</text:p>
          </table:table-cell>
          <table:table-cell table:formula="of:=[.G3]*1.1" office:value-type="float" office:value="24801.854" calcext:value-type="float">
            <text:p>24801,854</text:p>
          </table:table-cell>
          <table:table-cell table:formula="of:=[.H3]*1.1" office:value-type="float" office:value="27282.0394" calcext:value-type="float">
            <text:p>27282,0394</text:p>
          </table:table-cell>
          <table:table-cell table:formula="of:=[.I3]*1.1" office:value-type="float" office:value="30010.24334" calcext:value-type="float">
            <text:p>30010,24334</text:p>
          </table:table-cell>
          <table:table-cell table:formula="of:=[.J3]*1.1" office:value-type="float" office:value="33011.267674" calcext:value-type="float">
            <text:p>33011,267674</text:p>
          </table:table-cell>
        </table:table-row>
        <table:table-row table:style-name="ro1">
          <table:table-cell office:value-type="string" calcext:value-type="string">
            <text:p>Kraków</text:p>
          </table:table-cell>
          <table:table-cell office:value-type="float" office:value="18000" calcext:value-type="float">
            <text:p>18000</text:p>
          </table:table-cell>
          <table:table-cell table:formula="of:=[.$B$4]*(1+[.B1]*0.25)" office:value-type="float" office:value="22500" calcext:value-type="float">
            <text:p>22500</text:p>
          </table:table-cell>
          <table:table-cell table:formula="of:=[.$B$4]*(1+[.C1]*0.25)" office:value-type="float" office:value="27000" calcext:value-type="float">
            <text:p>27000</text:p>
          </table:table-cell>
          <table:table-cell table:formula="of:=[.$B$4]*(1+[.D1]*0.25)" office:value-type="float" office:value="31500" calcext:value-type="float">
            <text:p>31500</text:p>
          </table:table-cell>
          <table:table-cell table:formula="of:=[.$B$4]*(1+[.E1]*0.25)" office:value-type="float" office:value="36000" calcext:value-type="float">
            <text:p>36000</text:p>
          </table:table-cell>
          <table:table-cell table:formula="of:=[.$B$4]*(1+[.F1]*0.25)" office:value-type="float" office:value="40500" calcext:value-type="float">
            <text:p>40500</text:p>
          </table:table-cell>
          <table:table-cell table:formula="of:=[.$B$4]*(1+[.G1]*0.25)" office:value-type="float" office:value="45000" calcext:value-type="float">
            <text:p>45000</text:p>
          </table:table-cell>
          <table:table-cell table:formula="of:=[.$B$4]*(1+[.H1]*0.25)" office:value-type="float" office:value="49500" calcext:value-type="float">
            <text:p>49500</text:p>
          </table:table-cell>
          <table:table-cell table:formula="of:=[.$B$4]*(1+[.I1]*0.25)" office:value-type="float" office:value="54000" calcext:value-type="float">
            <text:p>54000</text:p>
          </table:table-cell>
          <table:table-cell table:formula="of:=[.$B$4]*(1+[.J1]*0.25)" office:value-type="float" office:value="58500" calcext:value-type="float">
            <text:p>58500</text:p>
          </table:table-cell>
        </table:table-row>
        <table:table-row table:style-name="ro1">
          <table:table-cell office:value-type="string" calcext:value-type="string">
            <text:p>Katowice</text:p>
          </table:table-cell>
          <table:table-cell office:value-type="float" office:value="23000" calcext:value-type="float">
            <text:p>23000</text:p>
          </table:table-cell>
          <table:table-cell table:formula="of:=[.B5]*1.1" office:value-type="float" office:value="25300" calcext:value-type="float">
            <text:p>25300</text:p>
          </table:table-cell>
          <table:table-cell table:formula="of:=[.C5]*1.1" office:value-type="float" office:value="27830" calcext:value-type="float">
            <text:p>27830</text:p>
          </table:table-cell>
          <table:table-cell table:formula="of:=[.D5]*1.1" office:value-type="float" office:value="30613" calcext:value-type="float">
            <text:p>30613</text:p>
          </table:table-cell>
          <table:table-cell table:formula="of:=[.E5]*1.1" office:value-type="float" office:value="33674.3" calcext:value-type="float">
            <text:p>33674,3</text:p>
          </table:table-cell>
          <table:table-cell table:formula="of:=[.F5]*1.1" office:value-type="float" office:value="37041.73" calcext:value-type="float">
            <text:p>37041,73</text:p>
          </table:table-cell>
          <table:table-cell table:formula="of:=[.G5]*1.1" office:value-type="float" office:value="40745.903" calcext:value-type="float">
            <text:p>40745,903</text:p>
          </table:table-cell>
          <table:table-cell table:formula="of:=[.H5]*1.1" office:value-type="float" office:value="44820.4933" calcext:value-type="float">
            <text:p>44820,4933</text:p>
          </table:table-cell>
          <table:table-cell table:formula="of:=[.I5]*1.1" office:value-type="float" office:value="49302.54263" calcext:value-type="float">
            <text:p>49302,54263</text:p>
          </table:table-cell>
          <table:table-cell table:formula="of:=[.J5]*1.1" office:value-type="float" office:value="54232.796893" calcext:value-type="float">
            <text:p>54232,796893</text:p>
          </table:table-cell>
        </table:table-row>
        <table:table-row table:style-name="ro1">
          <table:table-cell office:value-type="string" calcext:value-type="string">
            <text:p>Wrocław</text:p>
          </table:table-cell>
          <table:table-cell office:value-type="float" office:value="18000" calcext:value-type="float">
            <text:p>18000</text:p>
          </table:table-cell>
          <table:table-cell table:formula="of:=[.B6]*1.1" office:value-type="float" office:value="19800" calcext:value-type="float">
            <text:p>19800</text:p>
          </table:table-cell>
          <table:table-cell table:formula="of:=[.C6]*1.1" office:value-type="float" office:value="21780" calcext:value-type="float">
            <text:p>21780</text:p>
          </table:table-cell>
          <table:table-cell table:formula="of:=[.D6]*1.1" office:value-type="float" office:value="23958" calcext:value-type="float">
            <text:p>23958</text:p>
          </table:table-cell>
          <table:table-cell table:formula="of:=[.E6]*1.1" office:value-type="float" office:value="26353.8" calcext:value-type="float">
            <text:p>26353,8</text:p>
          </table:table-cell>
          <table:table-cell table:formula="of:=[.F6]*1.1" office:value-type="float" office:value="28989.18" calcext:value-type="float">
            <text:p>28989,18</text:p>
          </table:table-cell>
          <table:table-cell table:formula="of:=[.G6]*1.1" office:value-type="float" office:value="31888.098" calcext:value-type="float">
            <text:p>31888,098</text:p>
          </table:table-cell>
          <table:table-cell table:formula="of:=[.H6]*1.1" office:value-type="float" office:value="35076.9078" calcext:value-type="float">
            <text:p>35076,9078</text:p>
          </table:table-cell>
          <table:table-cell table:formula="of:=[.I6]*1.1" office:value-type="float" office:value="38584.59858" calcext:value-type="float">
            <text:p>38584,59858</text:p>
          </table:table-cell>
          <table:table-cell table:formula="of:=[.J6]*1.1" office:value-type="float" office:value="42443.058438" calcext:value-type="float">
            <text:p>42443,058438</text:p>
          </table:table-cell>
        </table:table-row>
        <table:table-row table:style-name="ro1">
          <table:table-cell office:value-type="string" calcext:value-type="string">
            <text:p>Poznań</text:p>
          </table:table-cell>
          <table:table-cell office:value-type="float" office:value="27000" calcext:value-type="float">
            <text:p>27000</text:p>
          </table:table-cell>
          <table:table-cell table:formula="of:=[.B7]*1.1" office:value-type="float" office:value="29700" calcext:value-type="float">
            <text:p>29700</text:p>
          </table:table-cell>
          <table:table-cell table:formula="of:=[.C7]*1.1" office:value-type="float" office:value="32670" calcext:value-type="float">
            <text:p>32670</text:p>
          </table:table-cell>
          <table:table-cell table:formula="of:=[.D7]*1.1" office:value-type="float" office:value="35937" calcext:value-type="float">
            <text:p>35937</text:p>
          </table:table-cell>
          <table:table-cell table:formula="of:=[.E7]*1.1" office:value-type="float" office:value="39530.7" calcext:value-type="float">
            <text:p>39530,7</text:p>
          </table:table-cell>
          <table:table-cell table:formula="of:=[.F7]*1.1" office:value-type="float" office:value="43483.77" calcext:value-type="float">
            <text:p>43483,77</text:p>
          </table:table-cell>
          <table:table-cell table:formula="of:=[.G7]*1.1" office:value-type="float" office:value="47832.147" calcext:value-type="float">
            <text:p>47832,147</text:p>
          </table:table-cell>
          <table:table-cell table:formula="of:=[.H7]*1.1" office:value-type="float" office:value="52615.3617" calcext:value-type="float">
            <text:p>52615,3617</text:p>
          </table:table-cell>
          <table:table-cell table:formula="of:=[.I7]*1.1" office:value-type="float" office:value="57876.89787" calcext:value-type="float">
            <text:p>57876,89787</text:p>
          </table:table-cell>
          <table:table-cell table:formula="of:=[.J7]*1.1" office:value-type="float" office:value="63664.587657" calcext:value-type="float">
            <text:p>63664,587657</text:p>
          </table:table-cell>
        </table:table-row>
        <table:table-row table:style-name="ro1">
          <table:table-cell office:value-type="string" calcext:value-type="string">
            <text:p>Gdańsk</text:p>
          </table:table-cell>
          <table:table-cell office:value-type="float" office:value="50000" calcext:value-type="float">
            <text:p>50000</text:p>
          </table:table-cell>
          <table:table-cell table:formula="of:=[.B8]*1.1" office:value-type="float" office:value="55000" calcext:value-type="float">
            <text:p>55000</text:p>
          </table:table-cell>
          <table:table-cell table:formula="of:=[.C8]*1.1" office:value-type="float" office:value="60500" calcext:value-type="float">
            <text:p>60500</text:p>
          </table:table-cell>
          <table:table-cell table:formula="of:=[.D8]*1.1" office:value-type="float" office:value="66550" calcext:value-type="float">
            <text:p>66550</text:p>
          </table:table-cell>
          <table:table-cell table:formula="of:=[.E8]*1.1" office:value-type="float" office:value="73205" calcext:value-type="float">
            <text:p>73205</text:p>
          </table:table-cell>
          <table:table-cell table:formula="of:=[.F8]*1.1" office:value-type="float" office:value="80525.5" calcext:value-type="float">
            <text:p>80525,5</text:p>
          </table:table-cell>
          <table:table-cell table:formula="of:=[.G8]*1.1" office:value-type="float" office:value="88578.0500000001" calcext:value-type="float">
            <text:p>88578,0500000001</text:p>
          </table:table-cell>
          <table:table-cell table:formula="of:=[.H8]*1.1" office:value-type="float" office:value="97435.8550000001" calcext:value-type="float">
            <text:p>97435,8550000001</text:p>
          </table:table-cell>
          <table:table-cell table:formula="of:=[.I8]*1.1" office:value-type="float" office:value="107179.4405" calcext:value-type="float">
            <text:p>107179,4405</text:p>
          </table:table-cell>
          <table:table-cell table:formula="of:=[.J8]*1.1" office:value-type="float" office:value="117897.38455" calcext:value-type="float">
            <text:p>117897,38455</text:p>
          </table:table-cell>
        </table:table-row>
        <table:table-row table:style-name="ro1">
          <table:table-cell office:value-type="string" calcext:value-type="string">
            <text:p>Szczecin</text:p>
          </table:table-cell>
          <table:table-cell office:value-type="float" office:value="14000" calcext:value-type="float">
            <text:p>14000</text:p>
          </table:table-cell>
          <table:table-cell table:formula="of:=[.B9]*1.1" office:value-type="float" office:value="15400" calcext:value-type="float">
            <text:p>15400</text:p>
          </table:table-cell>
          <table:table-cell table:formula="of:=[.C9]*1.1" office:value-type="float" office:value="16940" calcext:value-type="float">
            <text:p>16940</text:p>
          </table:table-cell>
          <table:table-cell table:formula="of:=[.D9]*1.1" office:value-type="float" office:value="18634" calcext:value-type="float">
            <text:p>18634</text:p>
          </table:table-cell>
          <table:table-cell table:formula="of:=[.E9]*1.1" office:value-type="float" office:value="20497.4" calcext:value-type="float">
            <text:p>20497,4</text:p>
          </table:table-cell>
          <table:table-cell table:formula="of:=[.F9]*1.1" office:value-type="float" office:value="22547.14" calcext:value-type="float">
            <text:p>22547,14</text:p>
          </table:table-cell>
          <table:table-cell table:formula="of:=[.G9]*1.1" office:value-type="float" office:value="24801.854" calcext:value-type="float">
            <text:p>24801,854</text:p>
          </table:table-cell>
          <table:table-cell table:formula="of:=[.H9]*1.1" office:value-type="float" office:value="27282.0394" calcext:value-type="float">
            <text:p>27282,0394</text:p>
          </table:table-cell>
          <table:table-cell table:formula="of:=[.I9]*1.1" office:value-type="float" office:value="30010.24334" calcext:value-type="float">
            <text:p>30010,24334</text:p>
          </table:table-cell>
          <table:table-cell table:formula="of:=[.J9]*1.1" office:value-type="float" office:value="33011.267674" calcext:value-type="float">
            <text:p>33011,267674</text:p>
          </table:table-cell>
        </table:table-row>
        <table:table-row table:style-name="ro1">
          <table:table-cell office:value-type="string" calcext:value-type="string">
            <text:p>Lublin</text:p>
          </table:table-cell>
          <table:table-cell office:value-type="float" office:value="5000" calcext:value-type="float">
            <text:p>5000</text:p>
          </table:table-cell>
          <table:table-cell table:formula="of:=[.B10]*1.1" office:value-type="float" office:value="5500" calcext:value-type="float">
            <text:p>5500</text:p>
          </table:table-cell>
          <table:table-cell table:formula="of:=[.C10]*1.1" office:value-type="float" office:value="6050" calcext:value-type="float">
            <text:p>6050</text:p>
          </table:table-cell>
          <table:table-cell table:formula="of:=[.D10]*1.1" office:value-type="float" office:value="6655" calcext:value-type="float">
            <text:p>6655</text:p>
          </table:table-cell>
          <table:table-cell table:formula="of:=[.E10]*1.1" office:value-type="float" office:value="7320.5" calcext:value-type="float">
            <text:p>7320,5</text:p>
          </table:table-cell>
          <table:table-cell table:formula="of:=[.F10]*1.1" office:value-type="float" office:value="8052.55" calcext:value-type="float">
            <text:p>8052,55</text:p>
          </table:table-cell>
          <table:table-cell table:formula="of:=[.G10]*1.1" office:value-type="float" office:value="8857.80500000001" calcext:value-type="float">
            <text:p>8857,805</text:p>
          </table:table-cell>
          <table:table-cell table:formula="of:=[.H10]*1.1" office:value-type="float" office:value="9743.58550000001" calcext:value-type="float">
            <text:p>9743,5855</text:p>
          </table:table-cell>
          <table:table-cell table:formula="of:=[.I10]*1.1" office:value-type="float" office:value="10717.94405" calcext:value-type="float">
            <text:p>10717,94405</text:p>
          </table:table-cell>
          <table:table-cell table:formula="of:=[.J10]*1.1" office:value-type="float" office:value="11789.738455" calcext:value-type="float">
            <text:p>11789,738455</text:p>
          </table:table-cell>
        </table:table-row>
        <table:table-row table:style-name="ro1">
          <table:table-cell office:value-type="string" calcext:value-type="string">
            <text:p>Rzeszów</text:p>
          </table:table-cell>
          <table:table-cell office:value-type="float" office:value="5000" calcext:value-type="float">
            <text:p>5000</text:p>
          </table:table-cell>
          <table:table-cell table:formula="of:=[.B11]*1.1" office:value-type="float" office:value="5500" calcext:value-type="float">
            <text:p>5500</text:p>
          </table:table-cell>
          <table:table-cell table:formula="of:=[.C11]*1.1" office:value-type="float" office:value="6050" calcext:value-type="float">
            <text:p>6050</text:p>
          </table:table-cell>
          <table:table-cell table:formula="of:=[.D11]*1.1" office:value-type="float" office:value="6655" calcext:value-type="float">
            <text:p>6655</text:p>
          </table:table-cell>
          <table:table-cell table:formula="of:=[.E11]*1.1" office:value-type="float" office:value="7320.5" calcext:value-type="float">
            <text:p>7320,5</text:p>
          </table:table-cell>
          <table:table-cell table:formula="of:=[.F11]*1.1" office:value-type="float" office:value="8052.55" calcext:value-type="float">
            <text:p>8052,55</text:p>
          </table:table-cell>
          <table:table-cell table:formula="of:=[.G11]*1.1" office:value-type="float" office:value="8857.80500000001" calcext:value-type="float">
            <text:p>8857,805</text:p>
          </table:table-cell>
          <table:table-cell table:formula="of:=[.H11]*1.1" office:value-type="float" office:value="9743.58550000001" calcext:value-type="float">
            <text:p>9743,5855</text:p>
          </table:table-cell>
          <table:table-cell table:formula="of:=[.I11]*1.1" office:value-type="float" office:value="10717.94405" calcext:value-type="float">
            <text:p>10717,94405</text:p>
          </table:table-cell>
          <table:table-cell table:formula="of:=[.J11]*1.1" office:value-type="float" office:value="11789.738455" calcext:value-type="float">
            <text:p>11789,738455</text:p>
          </table:table-cell>
        </table:table-row>
        <table:table-row table:style-name="ro1">
          <table:table-cell office:value-type="string" calcext:value-type="string">
            <text:p>Olsztyn</text:p>
          </table:table-cell>
          <table:table-cell office:value-type="float" office:value="5000" calcext:value-type="float">
            <text:p>5000</text:p>
          </table:table-cell>
          <table:table-cell table:formula="of:=[.B12]*1.1" office:value-type="float" office:value="5500" calcext:value-type="float">
            <text:p>5500</text:p>
          </table:table-cell>
          <table:table-cell table:formula="of:=[.C12]*1.1" office:value-type="float" office:value="6050" calcext:value-type="float">
            <text:p>6050</text:p>
          </table:table-cell>
          <table:table-cell table:formula="of:=[.D12]*1.1" office:value-type="float" office:value="6655" calcext:value-type="float">
            <text:p>6655</text:p>
          </table:table-cell>
          <table:table-cell table:formula="of:=[.E12]*1.1" office:value-type="float" office:value="7320.5" calcext:value-type="float">
            <text:p>7320,5</text:p>
          </table:table-cell>
          <table:table-cell table:formula="of:=[.F12]*1.1" office:value-type="float" office:value="8052.55" calcext:value-type="float">
            <text:p>8052,55</text:p>
          </table:table-cell>
          <table:table-cell table:formula="of:=[.G12]*1.1" office:value-type="float" office:value="8857.80500000001" calcext:value-type="float">
            <text:p>8857,805</text:p>
          </table:table-cell>
          <table:table-cell table:formula="of:=[.H12]*1.1" office:value-type="float" office:value="9743.58550000001" calcext:value-type="float">
            <text:p>9743,5855</text:p>
          </table:table-cell>
          <table:table-cell table:formula="of:=[.I12]*1.1" office:value-type="float" office:value="10717.94405" calcext:value-type="float">
            <text:p>10717,94405</text:p>
          </table:table-cell>
          <table:table-cell table:formula="of:=[.J12]*1.1" office:value-type="float" office:value="11789.738455" calcext:value-type="float">
            <text:p>11789,738455</text:p>
          </table:table-cell>
        </table:table-row>
        <table:table-row table:style-name="ro1">
          <table:table-cell office:value-type="string" calcext:value-type="string">
            <text:p>Zielona Góra</text:p>
          </table:table-cell>
          <table:table-cell office:value-type="float" office:value="14000" calcext:value-type="float">
            <text:p>14000</text:p>
          </table:table-cell>
          <table:table-cell table:formula="of:=[.B13]*1.1" office:value-type="float" office:value="15400" calcext:value-type="float">
            <text:p>15400</text:p>
          </table:table-cell>
          <table:table-cell table:formula="of:=[.C13]*1.1" office:value-type="float" office:value="16940" calcext:value-type="float">
            <text:p>16940</text:p>
          </table:table-cell>
          <table:table-cell table:formula="of:=[.D13]*1.1" office:value-type="float" office:value="18634" calcext:value-type="float">
            <text:p>18634</text:p>
          </table:table-cell>
          <table:table-cell table:formula="of:=[.E13]*1.1" office:value-type="float" office:value="20497.4" calcext:value-type="float">
            <text:p>20497,4</text:p>
          </table:table-cell>
          <table:table-cell table:formula="of:=[.F13]*1.1" office:value-type="float" office:value="22547.14" calcext:value-type="float">
            <text:p>22547,14</text:p>
          </table:table-cell>
          <table:table-cell table:formula="of:=[.G13]*1.1" office:value-type="float" office:value="24801.854" calcext:value-type="float">
            <text:p>24801,854</text:p>
          </table:table-cell>
          <table:table-cell table:formula="of:=[.H13]*1.1" office:value-type="float" office:value="27282.0394" calcext:value-type="float">
            <text:p>27282,0394</text:p>
          </table:table-cell>
          <table:table-cell table:formula="of:=[.I13]*1.1" office:value-type="float" office:value="30010.24334" calcext:value-type="float">
            <text:p>30010,24334</text:p>
          </table:table-cell>
          <table:table-cell table:formula="of:=[.J13]*1.1" office:value-type="float" office:value="33011.267674" calcext:value-type="float">
            <text:p>33011,26767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26">00.00.0000</text:date>, <text:time style:data-style-name="N2" text:time-value="0000-00-00T00:00:03.812833889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ke </meta:initial-creator>
    <meta:creation-date>2013-10-26T12:07:58.065151901</meta:creation-date>
    <dc:date>2013-10-26T16:47:50.877902641</dc:date>
    <dc:creator>luke </dc:creator>
    <meta:editing-duration>P0D</meta:editing-duration>
    <meta:editing-cycles>2</meta:editing-cycles>
    <meta:generator>LibreOffice/4.1.2.3$Linux_X86_64 LibreOffice_project/410m0$Build-3</meta:generator>
    <meta:document-statistic meta:table-count="1" meta:cell-count="143" meta:object-count="0"/>
  </office:meta>
</office:document-meta>
</file>